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how_id</text:p>
          </table:table-cell>
          <table:table-cell office:value-type="string" calcext:value-type="string">
            <text:p>show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Lego Batman Mov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auty and The Bea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 La L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l Po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ght Clu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Theory of Everyth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p G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Imitation Ga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erstella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mle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thell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ch Ado About Noth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meo and Julie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lius Caesa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 you like i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Phantom of the Ope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he Great Balle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ental group dan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yond Mag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55:28.827000000</meta:creation-date>
    <dc:date>2017-03-09T21:55:43.247000000</dc:date>
    <meta:editing-duration>PT14S</meta:editing-duration>
    <meta:editing-cycles>1</meta:editing-cycles>
    <meta:document-statistic meta:table-count="1" meta:cell-count="42" meta:object-count="0"/>
    <meta:generator>LibreOffice/5.3.0.3$Windows_x86 LibreOffice_project/7074905676c47b82bbcfbea1aeefc84afe1c50e1</meta:generator>
  </office:meta>
</office:document-meta>
</file>